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32b033"/>
    </style:style>
    <style:style style:name="P5" style:family="paragraph" style:parent-style-name="Text_20_body" style:list-style-name="L1">
      <style:text-properties officeooo:rsid="0011bc27" officeooo:paragraph-rsid="0011bc27"/>
    </style:style>
    <style:style style:name="P6" style:family="paragraph" style:parent-style-name="Text_20_body" style:list-style-name="L2">
      <style:text-properties officeooo:rsid="0019a7ff" officeooo:paragraph-rsid="0019a7ff"/>
    </style:style>
    <style:style style:name="T1" style:family="text">
      <style:text-properties officeooo:rsid="000d7f13"/>
    </style:style>
    <style:style style:name="T2" style:family="text">
      <style:text-properties officeooo:rsid="00146cae"/>
    </style:style>
    <style:style style:name="T3" style:family="text">
      <style:text-properties officeooo:rsid="0015b76d"/>
    </style:style>
    <style:style style:name="T4" style:family="text">
      <style:text-properties officeooo:rsid="0015cf4e"/>
    </style:style>
    <style:style style:name="T5" style:family="text">
      <style:text-properties officeooo:rsid="0019bac4"/>
    </style:style>
    <style:style style:name="T6" style:family="text">
      <style:text-properties officeooo:rsid="001aa3eb"/>
    </style:style>
    <style:style style:name="T7" style:family="text">
      <style:text-properties officeooo:rsid="001bf96f"/>
    </style:style>
    <style:style style:name="T8" style:family="text">
      <style:text-properties officeooo:rsid="002784a7"/>
    </style:style>
    <style:style style:name="T9" style:family="text">
      <style:text-properties officeooo:rsid="00289b4a"/>
    </style:style>
    <style:style style:name="T10" style:family="text">
      <style:text-properties officeooo:rsid="00343615"/>
    </style:style>
    <style:style style:name="T11" style:family="text">
      <style:text-properties officeooo:rsid="0035152d"/>
    </style:style>
    <style:style style:name="T12" style:family="text">
      <style:text-properties officeooo:rsid="003773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4:1-28</text:h>
      <text:h text:style-name="Heading_20_2" text:outline-level="2"><text:bookmark text:name="en-GNT-27005"/>Jesus Speaks of the Destruction of the Temple <text:span text:style-name="T1">(1-2)</text:span></text:h>
      <text:list xml:id="list528142726" text:style-name="L1">
        <text:list-item>
          <text:p text:style-name="P1">Jesus left and was going away from the Temple when his disciples came to him to call his attention to its buildings. “Yes,” he said, “you may well look at all these. I tell you this: not a single stone here will be left in its place; every one of them will be thrown down.”</text:p>
        </text:list-item>
        <text:list-item>
          <text:p text:style-name="P5">What Jesus said is true, that temple doesn’t exist anymore it’s all gone. <text:span text:style-name="T2">It reminds me of Ecclesiastes1:2-11: Vanity of vanities... </text:span><text:span text:style-name="T3">All these things will vanish and perish during or after time, hence, let’s not place eternal value to these things. </text:span><text:span text:style-name="T4">Instead let’s place eternal value in seeking the Lord and is kingdom.</text:span></text:p>
        </text:list-item>
      </text:list>
      <text:h text:style-name="Heading_20_2" text:outline-level="2"><text:bookmark text:name="en-GNT-27007"/>Troubles and Persecutions <text:span text:style-name="T1">(3-14)</text:span></text:h>
      <text:list xml:id="list2537563126" text:style-name="L2">
        <text:list-item>
          <text:p text:style-name="P2">As Jesus sat on the Mount of Olives, the disciples came to him in private. “Tell us when all this will be,” they asked, “and what will happen to show that it is the time for your coming and the end of the age.” Jesus answered, “Watch out, and do not let anyone fool you. Many men, claiming to speak for me, will come and say, ‘I am the Messiah!’ and they will fool many people. You are going to hear the noise of battles close by and the news of battles far away; but do not be troubled. Such things must happen, but they do not mean that the end has come. Countries will fight each other; kingdoms will attack one another. There will be famines and earthquakes everywhere. All these things are like the first pains of childbirth. “Then you will be arrested and handed over to be punished and be put to death. Everyone will hate you because of me. <text:bookmark text:name="en-GNT-27014"/>Many will give up their faith at that time; they will betray one another and hate one another. <text:bookmark text:name="en-GNT-27015"/>Then many false prophets will appear and fool many people. <text:bookmark text:name="en-GNT-27016"/>Such will be the spread of evil that many people's love will grow cold. <text:bookmark text:name="en-GNT-27017"/>But whoever holds out to the end will be saved. <text:bookmark text:name="en-GNT-27018"/>And this Good News about the Kingdom will be preached through all the world for a witness to all people; and then the end will come.</text:p>
        </text:list-item>
        <text:list-item>
          <text:p text:style-name="P6">The main message of this passage is to be vigilant and to hold on to the faith till the end. <text:span text:style-name="T5">Troubles and persecutions are coming: we hear of wars around the world, we experience and hear of evil acts in the world, </text:span><text:span text:style-name="T8">natural disaster are occuring,</text:span><text:span text:style-name="T5"> people’s love have become cold, many are rising in the name of the Lord and fooling people, those who follow the ways of the Lord are being persecuted and hated for the Lord, </text:span><text:span text:style-name="T6">and many others. </text:span><text:span text:style-name="T7">Some will lose their faith, but we should hold on till the end and be vigilant to fake gospels. </text:span><text:span text:style-name="T8">All these evils are the </text:span><text:span text:style-name="T9">early signs of child birth i.e. the beginning of the end but not the end.</text:span></text:p>
        </text:list-item>
      </text:list>
      <text:h text:style-name="Heading_20_2" text:outline-level="2"><text:bookmark text:name="en-GNT-27019"/>The Awful Horror <text:span text:style-name="T1">(15-28)</text:span></text:h>
      <text:list xml:id="list1555053153" text:style-name="L3">
        <text:list-item>
          <text:p text:style-name="P3">“You will see ‘The Awful Horror’ of which the prophet Daniel spoke. It will be standing in the holy place.” (Note to the reader: understand what this means!) <text:bookmark text:name="en-GNT-27020"/>“Then those who are in Judea must run away to the hills. <text:bookmark text:name="en-GNT-27021"/>Someone who is on the roof of a house must not take the time to go down and get any belongings from the house. <text:bookmark text:name="en-GNT-27022"/>Someone who is in the field must not go back to get a cloak.<text:bookmark text:name="en-GNT-27023"/> How terrible it will be in those days for women who are pregnant and for mothers with little babies!<text:bookmark text:name="en-GNT-27024"/> Pray to God that you will not have to run away during the winter or on a Sabbath! <text:bookmark text:name="en-GNT-27025"/>For the trouble at that time will be far more terrible than any there <text:soft-page-break/>has ever been, from the beginning of the world to this very day. Nor will there ever be anything like it again. <text:bookmark text:name="en-GNT-27026"/>But God has already reduced the number of days; had he not done so, nobody would survive. For the sake of his chosen people, however, God will reduce the days.<text:bookmark text:name="en-GNT-27027"/> “Then, if anyone says to you, ‘Look, here is the Messiah!’ or ‘There he is!’—do not believe it. <text:bookmark text:name="en-GNT-27028"/>For false Messiahs and false prophets will appear; they will perform great miracles and wonders in order to deceive even God's chosen people, if possible. <text:bookmark text:name="en-GNT-27029"/>Listen! I have told you this ahead of time.<text:bookmark text:name="en-GNT-27030"/> “Or, if people should tell you, ‘Look, he is out in the desert!’—don't go there; or if they say, ‘Look, he is hiding here!’—don't believe it.<text:bookmark text:name="en-GNT-27031"/> For the Son of Man will come like the lightning which flashes across the whole sky from the east to the west.<text:bookmark text:name="en-GNT-27032"/> “Wherever there is a dead body, the vultures will gather.</text:p>
        </text:list-item>
        <text:list-item>
          <text:p text:style-name="P4">Suffering that has never been experienced before will come and also that suffering will never be experienced again. <text:span text:style-name="T10">People will not have time to prepare when the day comes hence we should always be prepared. </text:span><text:span text:style-name="T11">We should not be fooled that the Messiah has come, when the Messiah comes we’ll all see him, we won’t need to be told. </text:span><text:span text:style-name="T12">This message comes as a warning to us to always stay ready for the Lords coming, it forearms us with knowledge of what will come so that we won’t be deceived, and it encourages us to hold on to the faith in the Lord.</text:span><text:span text:style-name="T11">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2T06:43:19.431909908</meta:creation-date>
    <dc:date>2022-02-12T07:29:59.300860876</dc:date>
    <meta:editing-duration>PT36M22S</meta:editing-duration>
    <meta:editing-cycles>17</meta:editing-cycles>
    <meta:generator>LibreOffice/6.4.7.2$Linux_X86_64 LibreOffice_project/40$Build-2</meta:generator>
    <meta:document-statistic meta:table-count="0" meta:image-count="0" meta:object-count="0" meta:page-count="2" meta:paragraph-count="10" meta:word-count="892" meta:character-count="4664" meta:non-whitespace-character-count="3790"/>
  </office:meta>
</office:document-meta>
</file>